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94070a" style:text-align-source="fix" style:repeat-content="false" fo:border="2.01pt solid #000000" style:vertical-align="middle"/>
      <style:paragraph-properties fo:text-align="center" fo:margin-left="0mm"/>
    </style:style>
    <style:style style:name="ce1" style:family="table-cell" style:parent-style-name="Default">
      <style:table-cell-properties fo:background-color="#ed1c24" style:text-align-source="fix" style:repeat-content="false" fo:border="2.01pt solid #000000" style:vertical-align="middl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8aa97" style:text-align-source="fix" style:repeat-content="false" fo:border="2.01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="2.01pt solid #000000"/>
    </style:style>
    <style:style style:name="ce4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5" style:family="table-cell" style:parent-style-name="Default">
      <style:table-cell-properties fo:background-color="#f8aa97" style:text-align-source="fix" style:repeat-content="false" fo:border="2.01pt solid #000000"/>
      <style:paragraph-properties fo:text-align="center" fo:margin-left="0mm"/>
    </style:style>
    <style:style style:name="ce1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4" table:default-cell-style-name="ce4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4"/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5" table:number-rows-spanned="1">
            <text:p>CON OPTIMIZACION</text:p>
          </table:table-cell>
          <table:covered-table-cell table:number-columns-repeated="4" table:style-name="ce10"/>
          <table:table-cell/>
          <table:table-cell table:style-name="ce6" office:value-type="string" calcext:value-type="string" table:number-columns-spanned="5" table:number-rows-spanned="1">
            <text:p>SIN OPTIMIZACION</text:p>
          </table:table-cell>
          <table:covered-table-cell table:number-columns-repeated="4" table:style-name="ce10"/>
        </table:table-row>
        <table:table-row table:style-name="ro4">
          <table:table-cell table:number-columns-repeated="2"/>
          <table:table-cell table:style-name="ce1" office:value-type="string" calcext:value-type="string">
            <text:p>Dimensión </text:p>
            <text:p>de la matriz </text:p>
            <text:p>cuadrada</text:p>
          </table:table-cell>
          <table:table-cell table:style-name="ce1" office:value-type="string" calcext:value-type="string">
            <text:p>Tiempos1</text:p>
          </table:table-cell>
          <table:table-cell table:style-name="ce1" office:value-type="string" calcext:value-type="string">
            <text:p>Tiempos2</text:p>
          </table:table-cell>
          <table:table-cell table:style-name="ce1" office:value-type="string" calcext:value-type="string">
            <text:p>Tiempos3</text:p>
          </table:table-cell>
          <table:table-cell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Dimensión </text:p>
            <text:p>de la matriz </text:p>
            <text:p>cuadrada</text:p>
          </table:table-cell>
          <table:table-cell table:style-name="ce1" office:value-type="string" calcext:value-type="string">
            <text:p>Tiempos1</text:p>
          </table:table-cell>
          <table:table-cell table:style-name="ce1" office:value-type="string" calcext:value-type="string">
            <text:p>Tiempos2</text:p>
          </table:table-cell>
          <table:table-cell table:style-name="ce1" office:value-type="string" calcext:value-type="string">
            <text:p>Tiempos3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x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D9]+[.E9]+[.F9])/3" office:value-type="float" office:value="4.33333333333333" calcext:value-type="float">
            <text:p>4,33333333333333</text:p>
          </table:table-cell>
          <table:table-cell/>
          <table:table-cell office:value-type="string" calcext:value-type="string">
            <text:p>1x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J9]+[.K9]+[.L9])/3" office:value-type="float" office:value="5.66666666666667" calcext:value-type="float">
            <text:p>5,6666666666666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2x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([.D10]+[.E10]+[.F10])/3" office:value-type="float" office:value="4.33333333333333" calcext:value-type="float">
            <text:p>4,33333333333333</text:p>
          </table:table-cell>
          <table:table-cell/>
          <table:table-cell table:style-name="ce3" office:value-type="string" calcext:value-type="string">
            <text:p>2x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table:formula="of:=([.J10]+[.K10]+[.L10])/3" office:value-type="float" office:value="6.33333333333333" calcext:value-type="float">
            <text:p>6,33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x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D11]+[.E11]+[.F11])/3" office:value-type="float" office:value="5" calcext:value-type="float">
            <text:p>5</text:p>
          </table:table-cell>
          <table:table-cell/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J11]+[.K11]+[.L11])/3" office:value-type="float" office:value="4.66666666666667" calcext:value-type="float">
            <text:p>4,6666666666666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8x8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([.D12]+[.E12]+[.F12])/3" office:value-type="float" office:value="5.33333333333333" calcext:value-type="float">
            <text:p>5,33333333333333</text:p>
          </table:table-cell>
          <table:table-cell/>
          <table:table-cell table:style-name="ce3" office:value-type="string" calcext:value-type="string">
            <text:p>8x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([.J12]+[.K12]+[.L12])/3" office:value-type="float" office:value="7.33333333333333" calcext:value-type="float">
            <text:p>7,33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x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D13]+[.E13]+[.F13])/3" office:value-type="float" office:value="8.66666666666667" calcext:value-type="float">
            <text:p>8,66666666666667</text:p>
          </table:table-cell>
          <table:table-cell/>
          <table:table-cell office:value-type="string" calcext:value-type="string">
            <text:p>16x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([.J13]+[.K13]+[.L13])/3" office:value-type="float" office:value="19.3333333333333" calcext:value-type="float">
            <text:p>19,333333333333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32x32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table:formula="of:=([.D14]+[.E14]+[.F14])/3" office:value-type="float" office:value="21.3333333333333" calcext:value-type="float">
            <text:p>21,3333333333333</text:p>
          </table:table-cell>
          <table:table-cell/>
          <table:table-cell table:style-name="ce3" office:value-type="string" calcext:value-type="string">
            <text:p>32x3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table:formula="of:=([.J14]+[.K14]+[.L14])/3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4x6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([.D15]+[.E15]+[.F15])/3" office:value-type="float" office:value="72.6666666666667" calcext:value-type="float">
            <text:p>72,6666666666667</text:p>
          </table:table-cell>
          <table:table-cell/>
          <table:table-cell office:value-type="string" calcext:value-type="string">
            <text:p>64x64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table:formula="of:=([.J15]+[.K15]+[.L15])/3" office:value-type="float" office:value="310" calcext:value-type="float">
            <text:p>31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128x128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372" calcext:value-type="float">
            <text:p>372</text:p>
          </table:table-cell>
          <table:table-cell table:style-name="ce5" table:formula="of:=([.D16]+[.E16]+[.F16])/3" office:value-type="float" office:value="338.666666666667" calcext:value-type="float">
            <text:p>338,666666666667</text:p>
          </table:table-cell>
          <table:table-cell/>
          <table:table-cell table:style-name="ce3" office:value-type="string" calcext:value-type="string">
            <text:p>128x128</text:p>
          </table:table-cell>
          <table:table-cell table:style-name="ce5" office:value-type="float" office:value="1471" calcext:value-type="float">
            <text:p>1471</text:p>
          </table:table-cell>
          <table:table-cell table:number-columns-repeated="2" table:style-name="ce5" office:value-type="float" office:value="1423" calcext:value-type="float">
            <text:p>1423</text:p>
          </table:table-cell>
          <table:table-cell table:style-name="ce5" table:formula="of:=([.J16]+[.K16]+[.L16])/3" office:value-type="float" office:value="1439" calcext:value-type="float">
            <text:p>14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6x256</text:p>
          </table:table-cell>
          <table:table-cell office:value-type="float" office:value="1150" calcext:value-type="float">
            <text:p>1150</text:p>
          </table:table-cell>
          <table:table-cell office:value-type="float" office:value="1181" calcext:value-type="float">
            <text:p>1181</text:p>
          </table:table-cell>
          <table:table-cell office:value-type="float" office:value="1191" calcext:value-type="float">
            <text:p>1191</text:p>
          </table:table-cell>
          <table:table-cell table:formula="of:=([.D17]+[.E17]+[.F17])/3" office:value-type="float" office:value="1174" calcext:value-type="float">
            <text:p>1174</text:p>
          </table:table-cell>
          <table:table-cell/>
          <table:table-cell office:value-type="string" calcext:value-type="string">
            <text:p>256x256</text:p>
          </table:table-cell>
          <table:table-cell office:value-type="float" office:value="6154" calcext:value-type="float">
            <text:p>6154</text:p>
          </table:table-cell>
          <table:table-cell office:value-type="float" office:value="6186" calcext:value-type="float">
            <text:p>6186</text:p>
          </table:table-cell>
          <table:table-cell office:value-type="float" office:value="6060" calcext:value-type="float">
            <text:p>6060</text:p>
          </table:table-cell>
          <table:table-cell table:formula="of:=([.J17]+[.K17]+[.L17])/3" office:value-type="float" office:value="6133.33333333333" calcext:value-type="float">
            <text:p>6133,3333333333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512x512</text:p>
          </table:table-cell>
          <table:table-cell table:style-name="ce5" office:value-type="float" office:value="5534" calcext:value-type="float">
            <text:p>5534</text:p>
          </table:table-cell>
          <table:table-cell table:style-name="ce5" office:value-type="float" office:value="5074" calcext:value-type="float">
            <text:p>5074</text:p>
          </table:table-cell>
          <table:table-cell table:style-name="ce5" office:value-type="float" office:value="5224" calcext:value-type="float">
            <text:p>5224</text:p>
          </table:table-cell>
          <table:table-cell table:style-name="ce5" table:formula="of:=([.D18]+[.E18]+[.F18])/3" office:value-type="float" office:value="5277.33333333333" calcext:value-type="float">
            <text:p>5277,33333333333</text:p>
          </table:table-cell>
          <table:table-cell/>
          <table:table-cell table:style-name="ce3" office:value-type="string" calcext:value-type="string">
            <text:p>512x512</text:p>
          </table:table-cell>
          <table:table-cell table:style-name="ce5" office:value-type="float" office:value="26815" calcext:value-type="float">
            <text:p>26815</text:p>
          </table:table-cell>
          <table:table-cell table:style-name="ce5" office:value-type="float" office:value="27576" calcext:value-type="float">
            <text:p>27576</text:p>
          </table:table-cell>
          <table:table-cell table:style-name="ce5" office:value-type="float" office:value="26659" calcext:value-type="float">
            <text:p>26659</text:p>
          </table:table-cell>
          <table:table-cell table:style-name="ce5" table:formula="of:=([.J18]+[.K18]+[.L18])/3" office:value-type="float" office:value="27016.6666666667" calcext:value-type="float">
            <text:p>27016,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24x1024</text:p>
          </table:table-cell>
          <table:table-cell office:value-type="float" office:value="22073" calcext:value-type="float">
            <text:p>22073</text:p>
          </table:table-cell>
          <table:table-cell office:value-type="float" office:value="20699" calcext:value-type="float">
            <text:p>20699</text:p>
          </table:table-cell>
          <table:table-cell office:value-type="float" office:value="20834" calcext:value-type="float">
            <text:p>20834</text:p>
          </table:table-cell>
          <table:table-cell table:formula="of:=([.D19]+[.E19]+[.F19])/3" office:value-type="float" office:value="21202" calcext:value-type="float">
            <text:p>21202</text:p>
          </table:table-cell>
          <table:table-cell/>
          <table:table-cell office:value-type="string" calcext:value-type="string">
            <text:p>1024x1024</text:p>
          </table:table-cell>
          <table:table-cell office:value-type="float" office:value="118931" calcext:value-type="float">
            <text:p>118931</text:p>
          </table:table-cell>
          <table:table-cell office:value-type="float" office:value="115971" calcext:value-type="float">
            <text:p>115971</text:p>
          </table:table-cell>
          <table:table-cell office:value-type="float" office:value="116348" calcext:value-type="float">
            <text:p>116348</text:p>
          </table:table-cell>
          <table:table-cell table:formula="of:=([.J19]+[.K19]+[.L19])/3" office:value-type="float" office:value="117083.333333333" calcext:value-type="float">
            <text:p>117083,33333333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2048x2048</text:p>
          </table:table-cell>
          <table:table-cell table:style-name="ce5" office:value-type="float" office:value="87814" calcext:value-type="float">
            <text:p>87814</text:p>
          </table:table-cell>
          <table:table-cell table:style-name="ce5" office:value-type="float" office:value="87405" calcext:value-type="float">
            <text:p>87405</text:p>
          </table:table-cell>
          <table:table-cell table:style-name="ce5" office:value-type="float" office:value="87668" calcext:value-type="float">
            <text:p>87668</text:p>
          </table:table-cell>
          <table:table-cell table:style-name="ce5" table:formula="of:=([.D20]+[.E20]+[.F20])/3" office:value-type="float" office:value="87629" calcext:value-type="float">
            <text:p>87629</text:p>
          </table:table-cell>
          <table:table-cell/>
          <table:table-cell table:style-name="ce3" office:value-type="string" calcext:value-type="string">
            <text:p>2048x2048</text:p>
          </table:table-cell>
          <table:table-cell table:style-name="ce5" office:value-type="float" office:value="499613" calcext:value-type="float">
            <text:p>499613</text:p>
          </table:table-cell>
          <table:table-cell table:style-name="ce5" office:value-type="float" office:value="499577" calcext:value-type="float">
            <text:p>499577</text:p>
          </table:table-cell>
          <table:table-cell table:style-name="ce5" office:value-type="float" office:value="500162" calcext:value-type="float">
            <text:p>500162</text:p>
          </table:table-cell>
          <table:table-cell table:style-name="ce5" table:formula="of:=([.J20]+[.K20]+[.L20])/3" office:value-type="float" office:value="499784" calcext:value-type="float">
            <text:p>499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96x4096</text:p>
          </table:table-cell>
          <table:table-cell office:value-type="float" office:value="368460" calcext:value-type="float">
            <text:p>368460</text:p>
          </table:table-cell>
          <table:table-cell office:value-type="float" office:value="367682" calcext:value-type="float">
            <text:p>367682</text:p>
          </table:table-cell>
          <table:table-cell office:value-type="float" office:value="374134" calcext:value-type="float">
            <text:p>374134</text:p>
          </table:table-cell>
          <table:table-cell table:formula="of:=([.D21]+[.E21]+[.F21])/3" office:value-type="float" office:value="370092" calcext:value-type="float">
            <text:p>370092</text:p>
          </table:table-cell>
          <table:table-cell/>
          <table:table-cell office:value-type="string" calcext:value-type="string">
            <text:p>4096x4096</text:p>
          </table:table-cell>
          <table:table-cell office:value-type="float" office:value="2146481" calcext:value-type="float">
            <text:p>2146481</text:p>
          </table:table-cell>
          <table:table-cell office:value-type="float" office:value="2147543" calcext:value-type="float">
            <text:p>2147543</text:p>
          </table:table-cell>
          <table:table-cell office:value-type="float" office:value="2144909" calcext:value-type="float">
            <text:p>2144909</text:p>
          </table:table-cell>
          <table:table-cell table:formula="of:=([.J21]+[.K21]+[.L21])/3" office:value-type="float" office:value="2146311" calcext:value-type="float">
            <text:p>214631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8192x8192</text:p>
          </table:table-cell>
          <table:table-cell table:style-name="ce5" office:value-type="float" office:value="1557418" calcext:value-type="float">
            <text:p>1557418</text:p>
          </table:table-cell>
          <table:table-cell table:style-name="ce5" office:value-type="float" office:value="1558231" calcext:value-type="float">
            <text:p>1558231</text:p>
          </table:table-cell>
          <table:table-cell table:style-name="ce5" office:value-type="float" office:value="1558559" calcext:value-type="float">
            <text:p>1558559</text:p>
          </table:table-cell>
          <table:table-cell table:style-name="ce5" table:formula="of:=([.D22]+[.E22]+[.F22])/3" office:value-type="float" office:value="1558069.33333333" calcext:value-type="float">
            <text:p>1558069,33333333</text:p>
          </table:table-cell>
          <table:table-cell/>
          <table:table-cell table:style-name="ce3" office:value-type="string" calcext:value-type="string">
            <text:p>8192x8192</text:p>
          </table:table-cell>
          <table:table-cell table:style-name="ce5" office:value-type="float" office:value="9195891" calcext:value-type="float">
            <text:p>9195891</text:p>
          </table:table-cell>
          <table:table-cell table:style-name="ce5" office:value-type="float" office:value="9194779" calcext:value-type="float">
            <text:p>9194779</text:p>
          </table:table-cell>
          <table:table-cell table:style-name="ce5" office:value-type="float" office:value="9183198" calcext:value-type="float">
            <text:p>9183198</text:p>
          </table:table-cell>
          <table:table-cell table:style-name="ce5" table:formula="of:=([.J22]+[.K22]+[.L22])/3" office:value-type="float" office:value="9191289.33333333" calcext:value-type="float">
            <text:p>9191289,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384x16384</text:p>
          </table:table-cell>
          <table:table-cell office:value-type="float" office:value="6529214" calcext:value-type="float">
            <text:p>6529214</text:p>
          </table:table-cell>
          <table:table-cell office:value-type="float" office:value="6487830" calcext:value-type="float">
            <text:p>6487830</text:p>
          </table:table-cell>
          <table:table-cell office:value-type="float" office:value="6488256" calcext:value-type="float">
            <text:p>6488256</text:p>
          </table:table-cell>
          <table:table-cell table:formula="of:=([.D23]+[.E23]+[.F23])/3" office:value-type="float" office:value="6501766.66666667" calcext:value-type="float">
            <text:p>6501766,66666667</text:p>
          </table:table-cell>
          <table:table-cell/>
          <table:table-cell office:value-type="string" calcext:value-type="string">
            <text:p>16384x16384</text:p>
          </table:table-cell>
          <table:table-cell office:value-type="float" office:value="39168554" calcext:value-type="float">
            <text:p>39168554</text:p>
          </table:table-cell>
          <table:table-cell office:value-type="float" office:value="39171259" calcext:value-type="float">
            <text:p>39171259</text:p>
          </table:table-cell>
          <table:table-cell office:value-type="float" office:value="39136755" calcext:value-type="float">
            <text:p>39136755</text:p>
          </table:table-cell>
          <table:table-cell table:formula="of:=([.J23]+[.K23]+[.L23])/3" office:value-type="float" office:value="39158856" calcext:value-type="float">
            <text:p>39158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03:56:05.7364289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1:38:59.782058661</meta:creation-date>
    <dc:date>2020-04-07T04:43:43.060019425</dc:date>
    <meta:editing-duration>PT1H19M39S</meta:editing-duration>
    <meta:editing-cycles>9</meta:editing-cycles>
    <meta:generator>LibreOffice/6.0.7.3$Linux_X86_64 LibreOffice_project/00m0$Build-3</meta:generator>
    <meta:document-statistic meta:table-count="1" meta:cell-count="162" meta:object-count="0"/>
  </office:meta>
</office:document-meta>
</file>